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svg:font-family="Times"/>
    <style:font-face style:name="Times-Roman" svg:font-family="Times-Roman, 'Times New Roman'"/>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uerpo_20_de_20_texto">
      <style:paragraph-properties fo:text-align="end" style:justify-single-word="false" fo:background-color="#ffffff">
        <style:background-image/>
      </style:paragraph-properties>
      <style:text-properties fo:language="es" fo:country="ES" style:font-size-complex="12pt"/>
    </style:style>
    <style:style style:name="P2" style:family="paragraph" style:parent-style-name="Predeterminado">
      <style:paragraph-properties fo:background-color="#ffffff">
        <style:background-image/>
      </style:paragraph-properties>
    </style:style>
    <style:style style:name="P3" style:family="paragraph" style:parent-style-name="Predeterminado">
      <style:text-properties fo:font-size="16pt" fo:language="es" fo:country="ES" fo:font-weight="bold" style:font-size-asian="16pt" style:font-weight-asian="bold" style:font-size-complex="12pt"/>
    </style:style>
    <style:style style:name="P4" style:family="paragraph" style:parent-style-name="Predeterminado">
      <style:paragraph-properties fo:text-align="end" style:justify-single-word="false"/>
      <style:text-properties fo:font-size="16pt" fo:language="es" fo:country="ES" fo:font-weight="bold" style:font-size-asian="16pt" style:font-weight-asian="bold" style:font-size-complex="12pt"/>
    </style:style>
    <style:style style:name="P5" style:family="paragraph" style:parent-style-name="Predeterminado">
      <style:text-properties style:font-size-complex="12pt"/>
    </style:style>
    <style:style style:name="P6" style:family="paragraph" style:parent-style-name="Predeterminado">
      <style:text-properties fo:language="es" fo:country="ES" style:font-size-complex="12pt"/>
    </style:style>
    <style:style style:name="P7" style:family="paragraph" style:parent-style-name="Predeterminado">
      <style:paragraph-properties fo:text-align="end" style:justify-single-word="false"/>
      <style:text-properties fo:language="es" fo:country="ES" style:font-size-complex="12pt"/>
    </style:style>
    <style:style style:name="P8" style:family="paragraph" style:parent-style-name="Predeterminado">
      <style:text-properties fo:language="es" fo:country="ES" fo:background-color="#ffffff" style:font-size-complex="12pt"/>
    </style:style>
    <style:style style:name="P9" style:family="paragraph" style:parent-style-name="Predeterminado">
      <style:text-properties fo:language="en" fo:country="US" style:font-size-complex="12pt"/>
    </style:style>
    <style:style style:name="P10" style:family="paragraph" style:parent-style-name="Predeterminado">
      <style:text-properties style:font-name="Times-Roman" fo:language="es" fo:country="ES" style:font-size-complex="12pt"/>
    </style:style>
    <style:style style:name="P11" style:family="paragraph" style:parent-style-name="Predeterminado">
      <style:paragraph-properties fo:margin-left="1.5in" fo:margin-right="0in" fo:text-align="justify" style:justify-single-word="false" fo:text-indent="0in" style:auto-text-indent="false"/>
      <style:text-properties fo:language="es" fo:country="ES" style:font-size-complex="12pt"/>
    </style:style>
    <style:style style:name="P12" style:family="paragraph" style:parent-style-name="Predeterminado">
      <style:paragraph-properties fo:margin-left="1in" fo:margin-right="0in" fo:text-align="justify" style:justify-single-word="false" fo:text-indent="0in" style:auto-text-indent="false"/>
    </style:style>
    <style:style style:name="P13" style:family="paragraph" style:parent-style-name="Text_20_body" style:list-style-name="L2">
      <style:text-properties fo:color="#000000" style:font-name="Times New Roman" fo:font-size="10pt" style:font-size-asian="10pt" style:font-size-complex="10pt"/>
    </style:style>
    <style:style style:name="P14" style:family="paragraph" style:parent-style-name="Text_20_body" style:list-style-name="L3">
      <style:text-properties fo:color="#000000" style:font-name="Times New Roman" fo:font-size="10pt" style:font-size-asian="10pt" style:font-size-complex="10pt"/>
    </style:style>
    <style:style style:name="P15" style:family="paragraph" style:parent-style-name="Text_20_body" style:list-style-name="L4">
      <style:text-properties fo:color="#000000" style:font-name="Times New Roman" fo:font-size="10pt"/>
    </style:style>
    <style:style style:name="P16" style:family="paragraph" style:parent-style-name="Predeterminado" style:master-page-name="Standard">
      <style:paragraph-properties fo:text-align="end" style:justify-single-word="false" style:page-number="auto"/>
    </style:style>
    <style:style style:name="P17" style:family="paragraph" style:parent-style-name="Predeterminado" style:list-style-name="L1">
      <style:text-properties fo:language="es" fo:country="ES" fo:background-color="#ffffff" style:font-size-complex="12pt"/>
    </style:style>
    <style:style style:name="P18" style:family="paragraph" style:parent-style-name="Predeterminado" style:list-style-name="L3">
      <style:text-properties fo:language="es" fo:country="ES" style:font-size-complex="12pt"/>
    </style:style>
    <style:style style:name="P19" style:family="paragraph" style:parent-style-name="Predeterminado" style:list-style-name="L5">
      <style:paragraph-properties fo:background-color="#ffffff">
        <style:background-image/>
      </style:paragraph-properties>
      <style:text-properties fo:language="es" fo:country="ES" fo:background-color="#ffffff" style:font-size-complex="12pt"/>
    </style:style>
    <style:style style:name="P20" style:family="paragraph" style:parent-style-name="Predeterminado" style:list-style-name="L5">
      <style:paragraph-properties fo:background-color="#ffffff">
        <style:background-image/>
      </style:paragraph-properties>
    </style:style>
    <style:style style:name="T1" style:family="text">
      <style:text-properties fo:language="es" fo:country="ES"/>
    </style:style>
    <style:style style:name="T2" style:family="text">
      <style:text-properties fo:language="es" fo:country="ES" style:font-size-complex="12pt"/>
    </style:style>
    <style:style style:name="T3" style:family="text">
      <style:text-properties fo:language="es" fo:country="ES" fo:background-color="#ffffff"/>
    </style:style>
    <style:style style:name="T4" style:family="text">
      <style:text-properties fo:language="es" fo:country="ES" fo:background-color="#ffffff" style:font-size-complex="12pt"/>
    </style:style>
    <style:style style:name="T5" style:family="text">
      <style:text-properties fo:language="es" fo:country="ES" fo:background-color="#ffffff" style:font-size-asian="10pt" style:font-size-complex="10pt"/>
    </style:style>
    <style:style style:name="T6" style:family="text">
      <style:text-properties fo:language="es" fo:country="ES" fo:font-weight="bold" style:font-weight-asian="bold" style:font-size-complex="12pt"/>
    </style:style>
    <style:style style:name="T7" style:family="text">
      <style:text-properties fo:font-size="14pt" fo:language="es" fo:country="ES" style:font-size-asian="14pt" style:font-size-complex="12pt" style:font-weight-complex="normal"/>
    </style:style>
    <style:style style:name="T8" style:family="text">
      <style:text-properties fo:font-size="11pt" fo:language="es" fo:country="ES" style:font-size-asian="11pt" style:font-size-complex="12pt"/>
    </style:style>
    <style:style style:name="T9" style:family="text">
      <style:text-properties fo:font-size="11pt" fo:language="es" fo:country="ES" style:font-size-asian="11pt" style:font-size-complex="12pt" style:font-weight-complex="normal"/>
    </style:style>
    <style:style style:name="T10" style:family="text">
      <style:text-properties fo:font-size="11pt" fo:language="es" fo:country="ES" fo:font-weight="bold" style:font-size-asian="11pt" style:font-weight-asian="bold" style:font-size-complex="12pt"/>
    </style:style>
    <style:style style:name="T11" style:family="text">
      <style:text-properties fo:font-size="11pt" fo:language="es" fo:country="ES" fo:font-weight="bold" style:font-size-asian="11pt" style:font-weight-asian="bold" style:font-size-complex="12pt" style:font-weight-complex="bold"/>
    </style:style>
    <style:style style:name="T12" style:family="text">
      <style:text-properties fo:font-size="11pt" fo:language="es" fo:country="ES" fo:font-weight="normal" style:font-size-asian="11pt" style:font-weight-asian="normal" style:font-size-complex="12pt" style:font-weight-complex="normal"/>
    </style:style>
    <style:style style:name="T13" style:family="text">
      <style:text-properties fo:font-size="11pt" style:font-size-asian="11pt" style:font-size-complex="11pt"/>
    </style:style>
    <style:style style:name="T14" style:family="text">
      <style:text-properties style:font-name="Times New Roman" fo:font-size="11pt" fo:language="es" fo:country="ES" fo:font-weight="bold" style:font-size-asian="11pt" style:font-size-complex="11pt" style:font-weight-complex="normal"/>
    </style:style>
    <style:style style:name="T15" style:family="text">
      <style:text-properties style:font-name="Times New Roman"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MANUEL FERNÁNDEZ</text:p>
      <text:p text:style-name="P7">Email: papayalabs@gmail.com</text:p>
      <text:p text:style-name="P7">Cell Phone: +52 (55) 1 83473988</text:p>
      <text:p text:style-name="P7"/>
      <text:p text:style-name="P7"><text:s/></text:p>
      <text:p text:style-name="P10">____________________________________________________________________________________________________________</text:p>
      <text:p text:style-name="P6"/>
      <text:p text:style-name="Predeterminado"><text:span text:style-name="Muy_20_destacado"><text:span text:style-name="T7">PAPAYA LABS </text:span></text:span></text:p>
      <text:p text:style-name="Predeterminado"><text:span text:style-name="T8">2008– Present<text:tab/> <text:s text:c="10"/></text:span><text:span text:style-name="T11"><text:s/>Remote</text:span><text:span text:style-name="T8"> </text:span><text:span text:style-name="T11">Freelancer</text:span><text:span text:style-name="Muy_20_destacado"><text:span text:style-name="T9">/Full-Stack Web Developer <text:s text:c="3"/></text:span></text:span><text:span text:style-name="T10"><text:tab/> <text:s text:c="30"/>Remote, Worldwide</text:span></text:p>
      <text:p text:style-name="P8"/>
      <text:list xml:id="list6419937038191750867" text:style-name="L1">
        <text:list-item>
          <text:p text:style-name="P17">Develop projects with Ruby on Rails, jQuery, React.js, PostgreSQL, MySQL y HTML5/CSS3.</text:p>
          <text:p text:style-name="P17"/>
        </text:list-item>
        <text:list-item>
          <text:p text:style-name="P17">Portafolio http://papayalabs.github.io</text:p>
        </text:list-item>
      </text:list>
      <text:p text:style-name="P9"/>
      <text:p text:style-name="Predeterminado"><text:span text:style-name="Muy_20_destacado"><text:span text:style-name="T7">THALES INFORMATION SYSTEMS, S.A</text:span></text:span></text:p>
      <text:p text:style-name="Predeterminado"><text:span text:style-name="T8">2007 – 2008 <text:s/><text:tab/><text:tab/></text:span><text:span text:style-name="Muy_20_destacado"><text:span text:style-name="T14">Senior J2EE Software Engineer</text:span></text:span><text:span text:style-name="Muy_20_destacado"><text:span text:style-name="T9"> </text:span></text:span><text:span text:style-name="T10"><text:tab/><text:tab/><text:tab/> <text:s text:c="35"/>Barcelona, Spain</text:span></text:p>
      <text:p text:style-name="P6"/>
      <text:list xml:id="list8206582817933001238" text:style-name="L2">
        <text:list-item>
          <text:p text:style-name="P13"><text:span text:style-name="T3">Developments of billing modules of an ERP for Toyota developed by Thales (France). Application </text:span>Maintenance. </text:p>
        </text:list-item>
        <text:list-item>
          <text:p text:style-name="P13">Technologies Used: Java, J2EE, Struts, iBatis, Hibernate, MySQL, JasperReport </text:p>
        </text:list-item>
      </text:list>
      <text:p text:style-name="Predeterminado"><text:span text:style-name="Muy_20_destacado"><text:span text:style-name="T7">UNIDATA SOLUCIONES INFORMATICA, S.L</text:span></text:span></text:p>
      <text:p text:style-name="Predeterminado"><text:span text:style-name="Muy_20_destacado"><text:span text:style-name="T12">2003 – 2004</text:span></text:span><text:span text:style-name="Muy_20_destacado"><text:span text:style-name="T9"> <text:s text:c="4"/><text:tab/><text:tab/></text:span></text:span><text:span text:style-name="Muy_20_destacado"><text:span text:style-name="T14">Senior J2EE Software Engineer</text:span></text:span><text:span text:style-name="Muy_20_destacado"><text:span text:style-name="T9"><text:tab/><text:tab/><text:tab/> <text:s text:c="44"/>Vigo, Spain</text:span></text:span></text:p>
      <text:p text:style-name="P6"/>
      <text:list xml:id="list1985665066459566306" text:style-name="L3">
        <text:list-item>
          <text:p text:style-name="P14"><text:span text:style-name="T1">Functional design and development of modules of an ERP based on J2EE and Swing integrated with the </text:span>Versata environment. Involved in architecture and design of business logic. </text:p>
        </text:list-item>
        <text:list-item>
          <text:p text:style-name="P14">Business Sectors: Maritime and Construction.</text:p>
        </text:list-item>
        <text:list-item>
          <text:p text:style-name="P14"><text:s/>Tools used: Versata, Java, J2EE</text:p>
          <text:p text:style-name="P18"/>
        </text:list-item>
      </text:list>
      <text:p text:style-name="Predeterminado"><text:span text:style-name="Muy_20_destacado"><text:span text:style-name="T7">BIOTRAC, INC<text:tab/><text:tab/><text:tab/></text:span></text:span></text:p>
      <text:p text:style-name="P2"><text:span text:style-name="Muy_20_destacado"><text:span text:style-name="T12">2001 – 2002 <text:s text:c="3"/><text:tab/><text:tab/></text:span></text:span><text:span text:style-name="Muy_20_destacado"><text:span text:style-name="T11">R&amp;D Electrical Engineer</text:span></text:span><text:span text:style-name="Muy_20_destacado"><text:span text:style-name="T7"><text:tab/><text:tab/> <text:s text:c="53"/></text:span></text:span><text:span text:style-name="Muy_20_destacado"><text:span text:style-name="T9">Miami, USA<text:tab/></text:span></text:span></text:p>
      <text:p text:style-name="P6"/>
      <text:list xml:id="list4405449586287743559" text:style-name="L4">
        <text:list-item>
          <text:p text:style-name="P15"><text:span text:style-name="T5"><text:s/></text:span><text:span text:style-name="T13">Responsible for the redesign of an Ambulatory Blood Pressure Monitor (Approved by the FDA). Involved in the redesign of the PCB (hardware), the design of the new software application and firmware. </text:span></text:p>
        </text:list-item>
      </text:list>
      <text:p text:style-name="P6"/>
      <text:p text:style-name="P10">____________________________________________________________________________________________________________</text:p>
      <text:p text:style-name="P3">EDUCATION</text:p>
      <text:p text:style-name="P12"><text:span text:style-name="T6"><text:tab/>Simon Bolívar University (</text:span><text:a xlink:type="simple" xlink:href="http://www.usb.ve/" text:style-name="Internet_20_link" text:visited-style-name="Visited_20_Internet_20_Link">http://www.usb.ve</text:a><text:span text:style-name="T6">) <text:s text:c="38"/></text:span><text:span text:style-name="T2"><text:s text:c="21"/></text:span><text:span text:style-name="T6">Caracas, Venezuela</text:span></text:p>
      <text:p text:style-name="P12"><text:span text:style-name="T6"><text:tab/>Electrical Engineer</text:span><text:span text:style-name="T2"> (Noviembre, 2000) </text:span></text:p>
      <text:p text:style-name="P12"><text:span text:style-name="T2"><text:tab/></text:span><text:span text:style-name="T15">HONORS: Honorable mention in the graduation project (Thesis). </text:span></text:p>
      <text:p text:style-name="P11"/>
      <text:p text:style-name="P10">____________________________________________________________________________________________________________</text:p>
      <text:p text:style-name="P3">ADDITIONAL INFORMATION</text:p>
      <text:p text:style-name="P5"/>
      <text:list xml:id="list8346441410191682849" text:style-name="L5">
        <text:list-item>
          <text:p text:style-name="P19"><text:bookmark text:name="result_box3"/>Languages: Spanish (Mother Language), English (Advanced) and German (Basic). </text:p>
        </text:list-item>
        <text:list-item>
          <text:p text:style-name="P20"><text:bookmark-start text:name="result_box4"/><text:span text:style-name="T4">Nacionalities: </text:span><text:bookmark-end text:name="result_box4"/><text:bookmark text:name="tw-target-text"/><text:span text:style-name="T4">Venezuelan and Spanish</text:span></text:p>
          <text:p text:style-name="P19"/>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svg:font-family="Times"/>
    <style:font-face style:name="Times-Roman" svg:font-family="Times-Roman, 'Times New Roman'"/>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s" fo:country="ES" style:font-name-asian="Times New Roman" style:font-size-asian="11pt" style:font-name-complex="Times New Roman" style:font-size-complex="11pt" style:language-complex="ar" style:country-complex="SA"/>
    </style:style>
    <style:style style:name="Heading" style:family="paragraph" style:parent-style-name="Predeterminado" style:next-style-name="Cuerpo_20_de_20_texto" style:class="text">
      <style:paragraph-properties fo:margin-top="0.1665in" fo:margin-bottom="0.0835in" fo:keep-with-next="always" style:text-autospace="none"/>
    </style:style>
    <style:style style:name="Text_20_body" style:display-name="Text body" style:family="paragraph" style:parent-style-name="Standard" style:class="text">
      <style:paragraph-properties fo:margin-top="0in" fo:margin-bottom="0.0835in"/>
    </style:style>
    <style:style style:name="List" style:family="paragraph" style:parent-style-name="Cuerpo_20_de_20_texto"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Predeterminado" style:class="index">
      <style:paragraph-properties text:number-lines="false" text:line-number="0" style:text-autospace="none"/>
    </style:style>
    <style:style style:name="Predeterminado" style:family="paragraph">
      <style:paragraph-properties fo:orphans="2" fo:widows="2"/>
      <style:text-properties style:use-window-font-color="true" style:font-name="Times New Roman" fo:font-size="10pt" fo:language="en" fo:country="AU" style:font-name-asian="Times New Roman" style:font-size-asian="10pt" style:language-asian="zh" style:country-asian="CN" style:font-name-complex="Times New Roman" style:font-size-complex="10pt" style:language-complex="ar" style:country-complex="SA"/>
    </style:style>
    <style:style style:name="Header" style:family="paragraph" style:parent-style-name="Predeterminado" style:next-style-name="Cuerpo_20_de_20_texto" style:class="extra">
      <style:paragraph-properties fo:margin-top="0.1665in" fo:margin-bottom="0.0835in" fo:keep-with-next="always" style:text-autospace="none"/>
      <style:text-properties style:font-name="Arial" fo:font-size="14pt" style:font-size-asian="14pt" style:font-name-complex="Arial" style:font-size-complex="14pt"/>
    </style:style>
    <style:style style:name="Cuerpo_20_de_20_texto" style:display-name="Cuerpo de texto" style:family="paragraph" style:parent-style-name="Predeterminado">
      <style:paragraph-properties fo:margin-top="0in" fo:margin-bottom="0.0835in" style:text-autospace="none"/>
    </style:style>
    <style:style style:name="Etiqueta" style:family="paragraph" style:parent-style-name="Predeterminado">
      <style:paragraph-properties fo:margin-top="0.0835in" fo:margin-bottom="0.0835in" text:number-lines="false" text:line-number="0" style:text-autospace="none"/>
      <style:text-properties fo:font-size="12pt" fo:font-style="italic" style:font-size-asian="12pt" style:font-style-asian="italic" style:font-size-complex="12pt" style:font-style-complex="italic"/>
    </style:style>
    <style:style style:name="_ff8d_ndice" style:display-name="ﾍndice" style:family="paragraph" style:parent-style-name="Predeterminado">
      <style:paragraph-properties text:number-lines="false" text:line-number="0" style:text-autospace="none"/>
    </style:style>
    <style:style style:name="Epígrafe" style:family="paragraph" style:parent-style-name="Predeterminado">
      <style:paragraph-properties fo:margin-top="0.0835in" fo:margin-bottom="0.0835in" text:number-lines="false" text:line-number="0" style:text-autospace="none"/>
    </style:style>
    <style:style style:name="List_20_Contents" style:display-name="List Contents" style:family="paragraph" style:parent-style-name="Predeterminado" style:class="html">
      <style:paragraph-properties fo:margin-left="0.3937in" fo:margin-right="0in" fo:text-indent="0in" style:auto-text-indent="false" style:text-autospace="non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1z0" style:family="text">
      <style:text-properties fo:language="es" fo:country="ES"/>
    </style:style>
    <style:style style:name="WW8Num1z1" style:family="text">
      <style:text-properties style:font-name="Courier New1" style:font-name-asian="Times New Roman" style:font-name-complex="Courier New1"/>
    </style:style>
    <style:style style:name="WW8Num1z2" style:family="text">
      <style:text-properties style:font-name="Wingdings" style:font-name-asian="Times New Roman" style:font-name-complex="Wingdings"/>
    </style:style>
    <style:style style:name="WW8Num1z3" style:family="text">
      <style:text-properties style:font-name="Symbol" style:font-name-asian="Times New Roman" style:font-name-complex="Symbo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style:font-name-asian="Times New Roman" style:font-name-complex="Courier New1"/>
    </style:style>
    <style:style style:name="WW8Num2z2" style:family="text">
      <style:text-properties style:font-name="Wingdings" style:font-name-asian="Times New Roman" style:font-name-complex="Wingdings"/>
    </style:style>
    <style:style style:name="WW8Num2z3" style:family="text">
      <style:text-properties style:font-name="Symbol" style:font-name-asian="Times New Roman" style:font-name-comple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ourier New1" style:font-name-asian="Times New Roman" style:font-name-complex="Courier New1"/>
    </style:style>
    <style:style style:name="WW8Num3z2" style:family="text">
      <style:text-properties style:font-name="Wingdings" style:font-name-asian="Times New Roman" style:font-name-complex="Wingdings"/>
    </style:style>
    <style:style style:name="WW8Num3z3" style:family="text">
      <style:text-properties style:font-name="Symbol" style:font-name-asian="Times New Roman"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language="en" fo:country="US" style:font-name-complex="Symbol" style:font-size-complex="12pt"/>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Fuente_20_de_20_párrafo_20_predeter." style:display-name="Fuente de párrafo predeter." style:family="text"/>
    <style:style style:name="Absatz-Standardschriftart" style:family="text"/>
    <style:style style:name="WW-Absatz-Standardschriftart" style:family="text"/>
    <style:style style:name="Fuente_20_de_20_p疵rafo_20_predeter." style:display-name="Fuente de p疵rafo predeter." style:family="text"/>
    <style:style style:name="Enlace_20_de_20_Internet" style:display-name="Enlace de Internet" style:family="text"/>
    <style:style style:name="Muy_20_destacado" style:display-name="Muy destacado" style:family="text">
      <style:text-properties fo:font-weight="bold" style:font-weight-asian="bold" style:font-weight-complex="bold"/>
    </style:style>
    <style:style style:name="Bullet_20_Symbols" style:display-name="Bullet Symbols" style:family="text"/>
    <style:style style:name="Footnote_20_Symbol" style:display-name="Footnote Symbol" style:family="text"/>
    <style:style style:name="Endnote_20_Symbol" style:display-name="Endnote Symbol" style:family="text"/>
    <style:style style:name="Enlace_20_de_20_Internet_20_ya_20_visitado" style:display-name="Enlace de Internet ya visitado" style:family="text"/>
    <style:style style:name="Definition" style:family="text"/>
    <style:style style:name="Definici_e262_" style:display-name="Definici" style:family="text"/>
    <style:style style:name="Vi_3f_etas" style:display-name="Vi?etas" style:family="text">
      <style:text-properties style:font-name="OpenSymbol" style:font-name-asian="OpenSymbol" style:font-name-complex="OpenSymbol"/>
    </style:style>
    <style:style style:name="Encabezado_20_Car" style:display-name="Encabezado Ca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number text:level="2" text:style-name="WW8Num1z1" style:num-format="1" text:start-value="0">
        <style:list-level-properties text:list-level-position-and-space-mode="label-alignment">
          <style:list-level-label-alignment text:label-followed-by="listtab"/>
        </style:list-level-properties>
      </text:list-level-style-number>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text:start-value="2008">
        <style:list-level-properties text:list-level-position-and-space-mode="label-alignment">
          <style:list-level-label-alignment text:label-followed-by="listtab" fo:text-indent="-0.3335in" fo:margin-left="0.583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3799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nuel FERNﾁNDEZ GﾓMEZ</dc:title>
    <meta:initial-creator>MFG</meta:initial-creator>
    <meta:creation-date>2016-08-24T22:44:00</meta:creation-date>
    <dc:creator>Papaya Labs</dc:creator>
    <dc:date>2017-11-03T01:23:20</dc:date>
    <meta:print-date>2016-08-24T22:02:00</meta:print-date>
    <meta:editing-cycles>10</meta:editing-cycles>
    <meta:editing-duration>PT50M54S</meta:editing-duration>
    <meta:generator>OpenOffice/4.1.3$Unix OpenOffice.org_project/413m1$Build-9783</meta:generator>
    <meta:document-statistic meta:table-count="0" meta:image-count="0" meta:object-count="0" meta:page-count="1" meta:paragraph-count="30" meta:word-count="209" meta:character-count="2065"/>
  </office:meta>
</office:document-meta>
</file>